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00000006028CC091441710E7B.png" manifest:media-type="image/png"/>
  <manifest:file-entry manifest:full-path="Pictures/10000001000001BB0000006074417D43B3D4289F.png" manifest:media-type="image/png"/>
  <manifest:file-entry manifest:full-path="Pictures/10000001000000C00000006023F505647D64234E.png" manifest:media-type="image/png"/>
  <manifest:file-entry manifest:full-path="Pictures/10000001000000C000000060609B818B5F65DA20.png" manifest:media-type="image/png"/>
  <manifest:file-entry manifest:full-path="Pictures/10000001000000C00000006052C0700A15B557B6.png" manifest:media-type="image/png"/>
  <manifest:file-entry manifest:full-path="Pictures/10000001000000C000000060A9D415EF784C6AEE.png" manifest:media-type="image/png"/>
  <manifest:file-entry manifest:full-path="Pictures/10000001000000C000000060A160210D3E3C51A9.png" manifest:media-type="image/png"/>
  <manifest:file-entry manifest:full-path="Pictures/10000001000000C000000060DC126B15FA497A0B.png" manifest:media-type="image/png"/>
  <manifest:file-entry manifest:full-path="Pictures/10000001000000C000000060470F6B5A87A9F436.png" manifest:media-type="image/png"/>
  <manifest:file-entry manifest:full-path="Pictures/10000001000000C00000006077D9E6B3F90FAFB9.png" manifest:media-type="image/png"/>
  <manifest:file-entry manifest:full-path="Pictures/10000001000000C00000006086C7C946043E2E6F.png" manifest:media-type="image/png"/>
  <manifest:file-entry manifest:full-path="Pictures/10000001000000C000000060D727DBC027420316.png" manifest:media-type="image/png"/>
  <manifest:file-entry manifest:full-path="Pictures/10000001000000C00000006041931349AA69B372.png" manifest:media-type="image/png"/>
  <manifest:file-entry manifest:full-path="Pictures/100000010000014D0000006027DAA38041B17B6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gg sans" svg:font-family="'gg sans'" style:font-family-generic="swiss" style:font-pitch="variable"/>
    <style:font-face style:name="gg sans Medium" svg:font-family="'gg sans Medium'" style:font-adornments="Medium" style:font-family-generic="swiss" style:font-pitch="variable"/>
    <style:font-face style:name="gg sans Medium1" svg:font-family="'gg sans Medium'" style:font-family-generic="swiss" style:font-pitch="variable"/>
    <style:font-face style:name="gg sans Normal" svg:font-family="'gg sans Normal'" style:font-family-generic="swiss" style:font-pitch="variable"/>
  </office:font-face-decls>
  <office:automatic-styles>
    <style:style style:name="dp1" style:family="drawing-page">
      <style:drawing-page-properties draw:fill="solid" draw:fill-color="#2b2d31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9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44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  <style:text-properties style:font-name="gg sans Medium" fo:font-size="44pt" style:font-size-asian="44pt" style:font-size-complex="44pt"/>
    </style:style>
    <style:style style:name="P3" style:family="paragraph">
      <loext:graphic-properties draw:fill="none" draw:fill-color="#ffffff"/>
      <style:paragraph-properties fo:text-align="end" style:writing-mode="lr-tb"/>
      <style:text-properties style:font-name="gg sans Medium" fo:font-size="44pt" fo:font-weight="normal" style:font-size-asian="44pt" style:font-weight-asian="normal" style:font-size-complex="44pt" style:font-weight-complex="normal"/>
    </style:style>
    <style:style style:name="T1" style:family="text">
      <style:text-properties style:font-name="gg sans Medium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5.079cm" svg:height="2.539cm" svg:x="39.261cm" svg:y="16.711cm">
            <draw:image xlink:href="Pictures/10000001000000C00000006086C7C946043E2E6F.png" xlink:type="simple" xlink:show="embed" xlink:actuate="onLoad" draw:mime-type="image/png">
              <text:p/>
            </draw:image>
          </draw:frame>
          <draw:frame draw:style-name="gr1" draw:text-style-name="P1" draw:layer="layout" svg:width="5.079cm" svg:height="2.539cm" svg:x="39.261cm" svg:y="13.75cm">
            <draw:image xlink:href="Pictures/10000001000000C00000006023F505647D64234E.png" xlink:type="simple" xlink:show="embed" xlink:actuate="onLoad" draw:mime-type="image/png">
              <text:p/>
            </draw:image>
          </draw:frame>
          <draw:frame draw:style-name="gr1" draw:text-style-name="P1" draw:layer="layout" svg:width="5.079cm" svg:height="2.539cm" svg:x="39.261cm" svg:y="10.711cm">
            <draw:image xlink:href="Pictures/10000001000000C000000060A160210D3E3C51A9.png" xlink:type="simple" xlink:show="embed" xlink:actuate="onLoad" draw:mime-type="image/png">
              <text:p/>
            </draw:image>
          </draw:frame>
          <draw:frame draw:style-name="gr1" draw:text-style-name="P1" draw:layer="layout" svg:width="5.079cm" svg:height="2.539cm" svg:x="16.911cm" svg:y="7.711cm">
            <draw:image xlink:href="Pictures/10000001000000C000000060D727DBC027420316.png" xlink:type="simple" xlink:show="embed" xlink:actuate="onLoad" draw:mime-type="image/png">
              <text:p/>
            </draw:image>
          </draw:frame>
          <draw:frame draw:style-name="gr1" draw:text-style-name="P1" draw:layer="layout" svg:width="5.079cm" svg:height="2.539cm" svg:x="16.911cm" svg:y="19.75cm">
            <draw:image xlink:href="Pictures/10000001000000C00000006028CC091441710E7B.png" xlink:type="simple" xlink:show="embed" xlink:actuate="onLoad" draw:mime-type="image/png">
              <text:p/>
            </draw:image>
          </draw:frame>
          <draw:frame draw:style-name="gr1" draw:text-style-name="P1" draw:layer="layout" svg:width="5.079cm" svg:height="2.539cm" svg:x="16.911cm" svg:y="10.711cm">
            <draw:image xlink:href="Pictures/10000001000000C000000060470F6B5A87A9F436.png" xlink:type="simple" xlink:show="embed" xlink:actuate="onLoad" draw:mime-type="image/png">
              <text:p/>
            </draw:image>
          </draw:frame>
          <draw:frame draw:style-name="gr1" draw:text-style-name="P1" draw:layer="layout" svg:width="11.72cm" svg:height="2.539cm" svg:x="61.74cm" svg:y="16.75cm">
            <draw:image xlink:href="Pictures/10000001000001BB0000006074417D43B3D4289F.png" xlink:type="simple" xlink:show="embed" xlink:actuate="onLoad" draw:mime-type="image/png">
              <text:p/>
            </draw:image>
          </draw:frame>
          <draw:frame draw:style-name="gr1" draw:text-style-name="P1" draw:layer="layout" svg:width="5.079cm" svg:height="2.539cm" svg:x="16.911cm" svg:y="16.75cm">
            <draw:image xlink:href="Pictures/10000001000000C00000006041931349AA69B372.png" xlink:type="simple" xlink:show="embed" xlink:actuate="onLoad" draw:mime-type="image/png">
              <text:p/>
            </draw:image>
          </draw:frame>
          <draw:frame draw:style-name="gr1" draw:text-style-name="P1" draw:layer="layout" svg:width="5.079cm" svg:height="2.539cm" svg:x="39.261cm" svg:y="7.711cm">
            <draw:image xlink:href="Pictures/10000001000000C000000060DC126B15FA497A0B.png" xlink:type="simple" xlink:show="embed" xlink:actuate="onLoad" draw:mime-type="image/png">
              <text:p/>
            </draw:image>
          </draw:frame>
          <draw:frame draw:style-name="gr1" draw:text-style-name="P1" draw:layer="layout" svg:width="5.079cm" svg:height="2.539cm" svg:x="61.74cm" svg:y="10.711cm">
            <draw:image xlink:href="Pictures/10000001000000C000000060609B818B5F65DA20.png" xlink:type="simple" xlink:show="embed" xlink:actuate="onLoad" draw:mime-type="image/png">
              <text:p/>
            </draw:image>
          </draw:frame>
          <draw:frame draw:style-name="gr1" draw:text-style-name="P1" draw:layer="layout" svg:width="5.079cm" svg:height="2.539cm" svg:x="61.74cm" svg:y="13.75cm">
            <draw:image xlink:href="Pictures/10000001000000C00000006052C0700A15B557B6.png" xlink:type="simple" xlink:show="embed" xlink:actuate="onLoad" draw:mime-type="image/png">
              <text:p/>
            </draw:image>
          </draw:frame>
          <draw:frame draw:style-name="gr1" draw:text-style-name="P1" draw:layer="layout" svg:width="8.81cm" svg:height="2.539cm" svg:x="39.28cm" svg:y="19.711cm">
            <draw:image xlink:href="Pictures/100000010000014D0000006027DAA38041B17B61.png" xlink:type="simple" xlink:show="embed" xlink:actuate="onLoad" draw:mime-type="image/png">
              <text:p/>
            </draw:image>
          </draw:frame>
          <draw:frame draw:style-name="gr1" draw:text-style-name="P1" draw:layer="layout" svg:width="5.079cm" svg:height="2.539cm" svg:x="22.511cm" svg:y="13.75cm">
            <draw:image xlink:href="Pictures/10000001000000C000000060A9D415EF784C6AEE.png" xlink:type="simple" xlink:show="embed" xlink:actuate="onLoad" draw:mime-type="image/png">
              <text:p/>
            </draw:image>
          </draw:frame>
          <draw:frame draw:style-name="gr1" draw:text-style-name="P1" draw:layer="layout" svg:width="5.079cm" svg:height="2.539cm" svg:x="16.94cm" svg:y="13.711cm">
            <draw:image xlink:href="Pictures/10000001000000C00000006077D9E6B3F90FAFB9.png" xlink:type="simple" xlink:show="embed" xlink:actuate="onLoad" draw:mime-type="image/png">
              <text:p/>
            </draw:image>
          </draw:frame>
          <draw:frame draw:style-name="gr2" draw:text-style-name="P3" draw:layer="layout" svg:width="7cm" svg:height="2.325cm" svg:x="9.49cm" svg:y="7.809cm">
            <draw:text-box>
              <text:p text:style-name="P2"><text:span text:style-name="T1">Restart</text:span></text:p>
            </draw:text-box>
          </draw:frame>
          <draw:frame draw:style-name="gr3" draw:text-style-name="P3" draw:layer="layout" svg:width="9.95cm" svg:height="2.325cm" svg:x="6.54cm" svg:y="10.8cm">
            <draw:text-box>
              <text:p text:style-name="P2"><text:span text:style-name="T1">Previous</text:span></text:p>
            </draw:text-box>
          </draw:frame>
          <draw:frame draw:style-name="gr4" draw:text-style-name="P3" draw:layer="layout" svg:width="9.95cm" svg:height="2.325cm" svg:x="6.54cm" svg:y="13.801cm">
            <draw:text-box>
              <text:p text:style-name="P2"><text:span text:style-name="T1">Play/Pause</text:span></text:p>
            </draw:text-box>
          </draw:frame>
          <draw:frame draw:style-name="gr4" draw:text-style-name="P3" draw:layer="layout" svg:width="9.95cm" svg:height="2.325cm" svg:x="6.54cm" svg:y="16.802cm">
            <draw:text-box>
              <text:p text:style-name="P2"><text:span text:style-name="T1">Next</text:span></text:p>
            </draw:text-box>
          </draw:frame>
          <draw:frame draw:style-name="gr4" draw:text-style-name="P3" draw:layer="layout" svg:width="9.95cm" svg:height="2.325cm" svg:x="6.54cm" svg:y="19.803cm">
            <draw:text-box>
              <text:p text:style-name="P2"><text:span text:style-name="T1">Queue</text:span></text:p>
            </draw:text-box>
          </draw:frame>
          <draw:frame draw:style-name="gr2" draw:text-style-name="P3" draw:layer="layout" svg:width="7cm" svg:height="2.325cm" svg:x="31.79cm" svg:y="7.81cm">
            <draw:text-box>
              <text:p text:style-name="P2"><text:span text:style-name="T1">Loop</text:span></text:p>
            </draw:text-box>
          </draw:frame>
          <draw:frame draw:style-name="gr3" draw:text-style-name="P3" draw:layer="layout" svg:width="9.95cm" svg:height="2.325cm" svg:x="28.84cm" svg:y="10.801cm">
            <draw:text-box>
              <text:p text:style-name="P2"><text:span text:style-name="T1">Shuffle</text:span></text:p>
            </draw:text-box>
          </draw:frame>
          <draw:frame draw:style-name="gr4" draw:text-style-name="P3" draw:layer="layout" svg:width="9.95cm" svg:height="2.325cm" svg:x="28.84cm" svg:y="13.802cm">
            <draw:text-box>
              <text:p text:style-name="P2"><text:span text:style-name="T1">Stop</text:span></text:p>
            </draw:text-box>
          </draw:frame>
          <draw:frame draw:style-name="gr4" draw:text-style-name="P3" draw:layer="layout" svg:width="9.95cm" svg:height="2.325cm" svg:x="28.84cm" svg:y="16.803cm">
            <draw:text-box>
              <text:p text:style-name="P2"><text:span text:style-name="T1">Volume</text:span></text:p>
            </draw:text-box>
          </draw:frame>
          <draw:frame draw:style-name="gr4" draw:text-style-name="P3" draw:layer="layout" svg:width="9.95cm" svg:height="2.325cm" svg:x="28.84cm" svg:y="19.804cm">
            <draw:text-box>
              <text:p text:style-name="P2"><text:span text:style-name="T1">Add a song</text:span></text:p>
            </draw:text-box>
          </draw:frame>
          <draw:frame draw:style-name="gr2" draw:text-style-name="P3" draw:layer="layout" svg:width="7cm" svg:height="2.325cm" svg:x="54.29cm" svg:y="10.811cm">
            <draw:text-box>
              <text:p text:style-name="P2"><text:span text:style-name="T1">Leave</text:span></text:p>
            </draw:text-box>
          </draw:frame>
          <draw:frame draw:style-name="gr3" draw:text-style-name="P3" draw:layer="layout" svg:width="9.95cm" svg:height="2.325cm" svg:x="51.34cm" svg:y="13.802cm">
            <draw:text-box>
              <text:p text:style-name="P2"><text:span text:style-name="T1">Hide player</text:span></text:p>
            </draw:text-box>
          </draw:frame>
          <draw:frame draw:style-name="gr5" draw:text-style-name="P3" draw:layer="layout" svg:width="12.6cm" svg:height="2.325cm" svg:x="48.69cm" svg:y="16.803cm">
            <draw:text-box>
              <text:p text:style-name="P2"><text:span text:style-name="T1">Owner contro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gg sans" svg:font-family="'gg sans'" style:font-family-generic="swiss" style:font-pitch="variable"/>
    <style:font-face style:name="gg sans Medium" svg:font-family="'gg sans Medium'" style:font-adornments="Medium" style:font-family-generic="swiss" style:font-pitch="variable"/>
    <style:font-face style:name="gg sans Medium1" svg:font-family="'gg sans Medium'" style:font-family-generic="swiss" style:font-pitch="variable"/>
    <style:font-face style:name="gg sans Normal" svg:font-family="'gg sans Normal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3:00:13.989871740</meta:creation-date>
    <dc:date>2023-04-14T13:42:59.082277348</dc:date>
    <meta:editing-duration>PT42M29S</meta:editing-duration>
    <meta:editing-cycles>3</meta:editing-cycles>
    <meta:generator>LibreOffice/7.4.6.2$Linux_X86_64 LibreOffice_project/40$Build-2</meta:generator>
    <meta:document-statistic meta:object-count="28"/>
  </office:meta>
</office:document-meta>
</file>